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B9000001AECF07D69B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Lucida Bright" svg:font-family="'Lucida Bright'" style:font-adornments="Demibold Italic" style:font-family-generic="roman" style:font-pitch="variable"/>
    <style:font-face style:name="Lucida Bright1" svg:font-family="'Lucida Br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403cm" fo:margin-left="0cm" fo:margin-right="0cm" table:align="margins" style:shadow="none"/>
    </style:style>
    <style:style style:name="Table1.A" style:family="table-column">
      <style:table-column-properties style:column-width="4.466cm" style:rel-column-width="16818*"/>
    </style:style>
    <style:style style:name="Table1.B" style:family="table-column">
      <style:table-column-properties style:column-width="12.936cm" style:rel-column-width="48717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background-color="transparent" fo:padding="0.4cm" fo:border-left="none" fo:border-right="0.018cm solid #3095b4" fo:border-top="none" fo:border-bottom="none">
        <style:background-image/>
      </style:table-cell-properties>
    </style:style>
    <style:style style:name="Table1.B1" style:family="table-cell">
      <style:table-cell-properties fo:padding="0.4cm" fo:border="none"/>
    </style:style>
    <style:style style:name="Table1.A2" style:family="table-cell">
      <style:table-cell-properties fo:padding="0.4cm" fo:border-left="none" fo:border-right="0.018cm solid #3095b4" fo:border-top="none" fo:border-bottom="none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nb" fo:country="NO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tracked-changes text:track-changes="false">
        <text:changed-region xml:id="ct231735544" text:id="ct231735544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231735440" text:id="ct231735440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231735648" text:id="ct231735648">
          <text:insertion>
            <office:change-info>
              <dc:creator>Unknown Author</dc:creator>
              <dc:date>2012-08-20T15:42:00</dc:date>
            </office:change-info>
          </text:insertion>
        </text:changed-region>
        <text:changed-region xml:id="ct231735752" text:id="ct231735752">
          <text:insertion>
            <office:change-info>
              <dc:creator>Unknown Author</dc:creator>
              <dc:date>2012-08-20T15:42:00</dc:date>
            </office:change-info>
          </text:insertion>
        </text:changed-region>
        <text:changed-region xml:id="ct231735856" text:id="ct231735856">
          <text:insertion>
            <office:change-info>
              <dc:creator>Unknown Author</dc:creator>
              <dc:date>2012-09-03T11:15:00</dc:date>
            </office:change-info>
          </text:insertion>
        </text:changed-region>
        <text:changed-region xml:id="ct231735960" text:id="ct231735960">
          <text:insertion>
            <office:change-info>
              <dc:creator>Unknown Author</dc:creator>
              <dc:date>2013-03-01T09:07:00</dc:date>
            </office:change-info>
          </text:insertion>
        </text:changed-region>
        <text:changed-region xml:id="ct231736064" text:id="ct231736064">
          <text:insertion>
            <office:change-info>
              <dc:creator>Unknown Author</dc:creator>
              <dc:date>2012-08-06T14:48:00</dc:date>
            </office:change-info>
          </text:insertion>
        </text:changed-region>
        <text:changed-region xml:id="ct235235952" text:id="ct235235952">
          <text:insertion>
            <office:change-info>
              <dc:creator>Unknown Author</dc:creator>
              <dc:date>2013-03-06T10:27:00</dc:date>
            </office:change-info>
          </text:insertion>
        </text:changed-region>
        <text:changed-region xml:id="ct231736272" text:id="ct231736272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228738560" text:id="ct228738560">
          <text:insertion>
            <office:change-info>
              <dc:creator>Unknown Author</dc:creator>
              <dc:date>2013-03-05T12:36:00</dc:date>
            </office:change-info>
          </text:insertion>
        </text:changed-region>
        <text:changed-region xml:id="ct235708392" text:id="ct235708392">
          <text:insertion>
            <office:change-info>
              <dc:creator>Unknown Author</dc:creator>
              <dc:date>2013-03-05T15:05:00</dc:date>
            </office:change-info>
          </text:insertion>
        </text:changed-region>
        <text:changed-region xml:id="ct291279456" text:id="ct291279456">
          <text:insertion>
            <office:change-info>
              <dc:creator>Unknown Author</dc:creator>
              <dc:date>2013-03-05T14:52:00</dc:date>
            </office:change-info>
          </text:insertion>
        </text:changed-region>
        <text:changed-region xml:id="ct235240008" text:id="ct235240008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35738864" text:id="ct235738864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35715672" text:id="ct235715672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91282264" text:id="ct291282264">
          <text:insertion>
            <office:change-info>
              <dc:creator>Unknown Author</dc:creator>
              <dc:date>2013-03-06T10:55:00</dc:date>
            </office:change-info>
          </text:insertion>
        </text:changed-region>
        <text:changed-region xml:id="ct291273632" text:id="ct291273632">
          <text:insertion>
            <office:change-info>
              <dc:creator>Unknown Author</dc:creator>
              <dc:date>2013-03-06T11:45:00</dc:date>
            </office:change-info>
          </text:insertion>
        </text:changed-region>
        <text:changed-region xml:id="ct232698280" text:id="ct232698280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32700152" text:id="ct232700152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32693288" text:id="ct232693288">
          <text:insertion>
            <office:change-info>
              <dc:creator>Unknown Author</dc:creator>
              <dc:date>2013-03-06T11:4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Konsulentprofil</text:span></text:h>
      <text:p text:style-name="Text_20_body"><text:span text:style-name="T2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4" text:outline-level="4"><text:s text:c="3"/></text:h>
            <text:h text:style-name="Heading_20_4" text:outline-level="4"><office:annotation><dc:creator>Unknown Author</dc:creator><dc:date>2012-08-07T10:20:17.99</dc:date><text:p text:style-name="P4"><text:span text:style-name="T4">do title</text:span></text:p><text:p text:style-name="P4"><text:span text:style-name="T4">from document(content=img, format='jpg')</text:span></text:p></office:annotation></text:h>
          </table:table-cell>
          <table:table-cell table:style-name="Table1.B1" office:value-type="string">
            <text:h text:style-name="Heading_20_2" text:outline-level="2"><text:change-start text:change-id="ct231735544"/>p.name<text:change-end text:change-id="ct231735544"/> </text:h>
            <text:p text:style-name="P2"><text:change-start text:change-id="ct231735440"/>c.title<text:change-end text:change-id="ct231735440"/></text:p>
            <text:p text:style-name="P2">Tlf: <text:change-start text:change-id="ct231735648"/>p.phone<text:change-end text:change-id="ct231735648"/> - E-post: <text:change-start text:change-id="ct231735752"/>p.mail<text:change-end text:change-id="ct231735752"/> - Alder: <text:change-start text:change-id="ct231735856"/>a['age']<text:change-end text:change-id="ct231735856"/></text:p>
          </table:table-cell>
        </table:table-row>
        <table:table-row table:style-name="Table1.1">
          <table:table-cell table:style-name="Table1.A2" office:value-type="string">
            <text:h text:style-name="Heading_20_4" text:outline-level="4"/>
          </table:table-cell>
          <table:table-cell table:style-name="Table1.B1" office:value-type="string">
            <text:p text:style-name="P3"><text:change-start text:change-id="ct231735960"/>l['profile']<text:change-end text:change-id="ct231735960"/></text:p>
            <text:p text:style-name="P2"><office:annotation><dc:creator>Unknown Author</dc:creator><dc:date>2012-08-07T11:43:32</dc:date><text:p text:style-name="P4"><text:span text:style-name="T6">do text</text:span></text:p><text:p text:style-name="P4"><text:span text:style-name="T6">from xhtml(c.profile)</text:span></text:p></office:annotation>placeholder for profile</text:p>
          </table:table-cell>
        </table:table-row>
        <table:table-row table:style-name="Table1.1">
          <table:table-cell table:style-name="Table1.A2" office:value-type="string">
            <text:h text:style-name="Heading_20_4" text:outline-level="4"><text:change-start text:change-id="ct231736064"/><office:annotation><dc:creator>Unknown Author</dc:creator><dc:date>2012-08-06T14:48:57</dc:date><text:p text:style-name="P4"><text:span text:style-name="T6">do row for te in t</text:span></text:p></office:annotation><text:change-end text:change-id="ct231736064"/></text:h>
          </table:table-cell>
          <table:table-cell table:style-name="Table1.B1" office:value-type="string">
            <text:p text:style-name="P3"><text:change-start text:change-id="ct235235952"/>te.title<text:change-end text:change-id="ct235235952"/></text:p>
            <text:p text:style-name="P2"><text:change-start text:change-id="ct231736272"/>te.data<text:change-end text:change-id="ct231736272"/></text:p>
          </table:table-cell>
        </table:table-row>
      </table:table>
      <text:p text:style-name="Text_20_body"/>
      <text:h text:style-name="P1" text:outline-level="1"><text:change-start text:change-id="ct228738560"/>l['experience']<text:change-end text:change-id="ct228738560"/></text:h>
      <text:p text:style-name="Text_20_body"/>
      <text:section text:style-name="Sect1" text:name="Section1">
        <text:h text:style-name="Heading_20_3" text:outline-level="3"><office:annotation><dc:creator>Unknown Author</dc:creator><dc:date>2013-03-05T14:52:58.64</dc:date><text:p text:style-name="P5"><text:span text:style-name="T5">do section for ex in e</text:span></text:p></office:annotation><text:change-start text:change-id="ct235708392"/>ex.from_year<text:change-end text:change-id="ct235708392"/> <text:change-start text:change-id="ct291279456"/>ex.title<text:change-end text:change-id="ct291279456"/></text:h>
        <text:p text:style-name="Standard"><text:span text:style-name="T1">Periode:</text:span> <text:change-start text:change-id="ct235240008"/>ex.from_year<text:change-end text:change-id="ct235240008"/></text:p>
        <text:p text:style-name="Standard"><text:span text:style-name="T1">Klient:</text:span> <text:change-start text:change-id="ct235738864"/>ex.company<text:change-end text:change-id="ct235738864"/></text:p>
        <text:p text:style-name="Standard"><office:annotation><dc:creator>Unknown Author</dc:creator><dc:date>2012-08-20T11:04:03.02</dc:date><text:p text:style-name="P4"><text:span text:style-name="T6">do text </text:span></text:p><text:p text:style-name="P4"><text:span text:style-name="T6">from xhtml(ex.description)</text:span></text:p></office:annotation>placeholder for description</text:p>
        <text:p text:style-name="Standard"><text:span text:style-name="T1">Teknologier: </text:span><text:change-start text:change-id="ct235715672"/><text:span text:style-name="T3">ex.techs</text:span><text:change-end text:change-id="ct235715672"/></text:p>
        <text:p text:style-name="Text_20_body"/>
      </text:section>
      <text:p text:style-name="P2"/>
      <text:h text:style-name="Heading_20_1" text:outline-level="1"><text:change-start text:change-id="ct291282264"/>l['workplace']<text:change-end text:change-id="ct291282264"/></text:h>
      <text:p text:style-name="Text_20_body"/>
      <text:section text:style-name="Sect1" text:name="Section2">
        <text:h text:style-name="Heading_20_3" text:outline-level="3"><office:annotation><dc:creator>Unknown Author</dc:creator><dc:date>2013-03-06T11:44:42.08</dc:date><text:p text:style-name="P5"><text:span text:style-name="T5">do section for wp in w</text:span></text:p></office:annotation><text:change-start text:change-id="ct291273632"/>wp.from_year<text:change-end text:change-id="ct291273632"/> <text:change-start text:change-id="ct232698280"/>wp.title<text:change-end text:change-id="ct232698280"/></text:h>
        <text:p text:style-name="Text_20_body">Periode: <text:change-start text:change-id="ct232700152"/>wp.from_year<text:change-end text:change-id="ct232700152"/></text:p>
        <text:p text:style-name="Text_20_body">Klient: <text:change-start text:change-id="ct232693288"/>wp.company<text:change-end text:change-id="ct232693288"/></text:p>
        <text:p text:style-name="Text_20_body"><office:annotation><dc:creator>Unknown Author</dc:creator><dc:date>2013-03-06T11:47:20.40</dc:date><text:p text:style-name="P5"><text:span text:style-name="T5">do text </text:span></text:p><text:p text:style-name="P5"><text:span text:style-name="T5">from xhtml(wp.description)</text:span></text:p></office:annotation>placeholder for desc</text:p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Lucida Bright" svg:font-family="'Lucida Bright'" style:font-adornments="Demibold Italic" style:font-family-generic="roman" style:font-pitch="variable"/>
    <style:font-face style:name="Lucida Bright1" svg:font-family="'Lucida Br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1.199cm" fo:margin-right="0cm" fo:margin-top="0cm" fo:margin-bottom="0.199cm" fo:text-indent="0cm" style:auto-text-indent="false" style:page-number="auto" fo:background-color="transparent" style:shadow="none">
        <style:tab-stops/>
        <style:background-image/>
      </style:paragraph-properties>
      <style:text-properties fo:color="#4c4c4c" style:font-name="Lucida Sans Unicod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="Lucida Sans Unicode" fo:font-size="8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3cm" fo:margin-bottom="0.3cm" fo:text-indent="0cm" style:auto-text-indent="false"/>
      <style:text-properties fo:color="#3095b4" style:font-name="Lucida Bright1" fo:font-size="16pt" fo:font-weight="600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.3cm" fo:text-indent="0cm" style:auto-text-indent="false"/>
      <style:text-properties style:font-name="Lucida Sans Unicode"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cm" fo:margin-right="0cm" fo:margin-top="0cm" fo:margin-bottom="0cm" fo:text-align="end" style:justify-single-word="false" fo:text-indent="0cm" style:auto-text-indent="false"/>
      <style:text-properties fo:color="#b3b3b3" style:font-name="Lucida Bright" fo:font-size="75%" fo:font-style="italic" fo:font-weight="600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cm" fo:margin-bottom="0.199cm" fo:text-indent="0cm" style:auto-text-indent="false" fo:padding="0.049cm" fo:border-left="none" fo:border-right="none" fo:border-top="none" fo:border-bottom="0.018cm solid #4c4c4c" style:shadow="none"/>
      <style:text-properties fo:color="#4c4c4c" style:font-name="Lucida Sans Unicode" fo:font-size="8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99cm" fo:margin-left="1.799cm" fo:margin-right="1.799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5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1" text:outline-level="1"><draw:frame draw:style-name="Mfr1" draw:name="graphics1" text:anchor-type="paragraph" svg:width="17.403cm" svg:height="5.106cm" draw:z-index="1"><draw:image xlink:href="Pictures/10000000000005B9000001AECF07D69B.png" xlink:type="simple" xlink:show="embed" xlink:actuate="onLoad"/></draw:frame></text:h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2DT6H37M27S</meta:editing-duration>
    <meta:editing-cycles>198</meta:editing-cycles>
    <meta:generator>OpenOffice.org/3.4.1$Win32 OpenOffice.org_project/341m1$Build-9593</meta:generator>
    <dc:date>2013-03-06T11:48:52.46</dc:date>
    <meta:document-statistic meta:table-count="1" meta:image-count="1" meta:object-count="0" meta:page-count="2" meta:paragraph-count="22" meta:word-count="46" meta:character-count="353"/>
    <meta:user-defined meta:name="Info 1"/>
    <meta:user-defined meta:name="Info 2"/>
    <meta:user-defined meta:name="Info 3"/>
    <meta:user-defined meta:name="Info 4"/>
  </office:meta>
</office:document-meta>
</file>